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43c5d" officeooo:paragraph-rsid="00143c5d" style:font-weight-asian="normal" style:font-weight-complex="normal"/>
    </style:style>
    <style:style style:name="P2" style:family="paragraph" style:parent-style-name="Standard">
      <style:text-properties fo:font-weight="bold" officeooo:rsid="00143c5d" officeooo:paragraph-rsid="00143c5d" fo:background-color="transparent" style:font-weight-asian="bold" style:font-weight-complex="bold"/>
    </style:style>
    <style:style style:name="P3" style:family="paragraph" style:parent-style-name="Standard">
      <style:text-properties fo:font-weight="bold" officeooo:rsid="00143c5d" officeooo:paragraph-rsid="002dd8ef" fo:background-color="transparent" style:font-weight-asian="bold" style:font-weight-complex="bold"/>
    </style:style>
    <style:style style:name="P4" style:family="paragraph" style:parent-style-name="Standard">
      <style:text-properties fo:font-weight="bold" officeooo:rsid="00167790" officeooo:paragraph-rsid="002dd8ef" fo:background-color="transparent" style:font-weight-asian="bold" style:font-weight-complex="bold"/>
    </style:style>
    <style:style style:name="P5" style:family="paragraph" style:parent-style-name="Standard">
      <style:text-properties fo:font-weight="bold" officeooo:rsid="00167790" officeooo:paragraph-rsid="00167790" fo:background-color="transparent" style:font-weight-asian="bold" style:font-weight-complex="bold"/>
    </style:style>
    <style:style style:name="P6" style:family="paragraph" style:parent-style-name="Standard">
      <style:text-properties fo:font-weight="bold" officeooo:rsid="00174d8f" officeooo:paragraph-rsid="00174d8f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18b786" officeooo:paragraph-rsid="0018b786" fo:background-color="transparent" style:font-weight-asian="bold" style:font-weight-complex="bold"/>
    </style:style>
    <style:style style:name="P8" style:family="paragraph" style:parent-style-name="Standard">
      <style:text-properties fo:font-weight="normal" officeooo:rsid="00143c5d" officeooo:paragraph-rsid="002dd8ef" style:font-weight-asian="normal" style:font-weight-complex="normal"/>
    </style:style>
    <style:style style:name="P9" style:family="paragraph" style:parent-style-name="Standard">
      <style:text-properties fo:font-weight="normal" officeooo:rsid="0018b786" officeooo:paragraph-rsid="0027b556" style:font-weight-asian="normal" style:font-weight-complex="normal"/>
    </style:style>
    <style:style style:name="P10" style:family="paragraph" style:parent-style-name="Standard">
      <style:text-properties fo:font-weight="normal" officeooo:rsid="00159e12" officeooo:paragraph-rsid="002dd8ef" fo:background-color="transparent" style:font-weight-asian="normal" style:font-weight-complex="normal"/>
    </style:style>
    <style:style style:name="P11" style:family="paragraph" style:parent-style-name="Standard">
      <style:text-properties fo:font-weight="normal" officeooo:rsid="00159e12" officeooo:paragraph-rsid="00159e12" fo:background-color="transparent" style:font-weight-asian="normal" style:font-weight-complex="normal"/>
    </style:style>
    <style:style style:name="P12" style:family="paragraph" style:parent-style-name="Standard">
      <style:text-properties fo:font-weight="normal" officeooo:rsid="00167790" officeooo:paragraph-rsid="002dd8ef" fo:background-color="transparent" style:font-weight-asian="normal" style:font-weight-complex="normal"/>
    </style:style>
    <style:style style:name="P13" style:family="paragraph" style:parent-style-name="Standard">
      <style:text-properties fo:font-weight="normal" officeooo:rsid="00167790" officeooo:paragraph-rsid="00167790" fo:background-color="transparent" style:font-weight-asian="normal" style:font-weight-complex="normal"/>
    </style:style>
    <style:style style:name="P14" style:family="paragraph" style:parent-style-name="Standard">
      <style:text-properties fo:font-weight="normal" officeooo:rsid="00174d8f" officeooo:paragraph-rsid="00167790" fo:background-color="transparent" style:font-weight-asian="normal" style:font-weight-complex="normal"/>
    </style:style>
    <style:style style:name="P15" style:family="paragraph" style:parent-style-name="Standard">
      <style:text-properties fo:font-weight="normal" officeooo:rsid="00174d8f" officeooo:paragraph-rsid="00174d8f" fo:background-color="transparent" style:font-weight-asian="normal" style:font-weight-complex="normal"/>
    </style:style>
    <style:style style:name="P16" style:family="paragraph" style:parent-style-name="Standard">
      <style:text-properties fo:font-weight="normal" officeooo:rsid="0018b786" officeooo:paragraph-rsid="0018b786" fo:background-color="transparent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18b786" officeooo:paragraph-rsid="0018b786" fo:background-color="transparent" style:font-size-asian="12.25pt" style:font-weight-asian="bold" style:font-size-complex="14pt" style:font-weight-complex="bold"/>
    </style:style>
    <style:style style:name="T1" style:family="text">
      <style:text-properties officeooo:rsid="001677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d8f" style:font-weight-asian="normal" style:font-weight-complex="normal"/>
    </style:style>
    <style:style style:name="T4" style:family="text">
      <style:text-properties fo:font-weight="normal" officeooo:rsid="0018b786" style:font-weight-asian="normal" style:font-weight-complex="normal"/>
    </style:style>
    <style:style style:name="T5" style:family="text">
      <style:text-properties fo:font-weight="normal" officeooo:rsid="00197ed0" style:font-weight-asian="normal" style:font-weight-complex="normal"/>
    </style:style>
    <style:style style:name="T6" style:family="text">
      <style:text-properties fo:font-weight="normal" officeooo:rsid="001a7acf" style:font-weight-asian="normal" style:font-weight-complex="normal"/>
    </style:style>
    <style:style style:name="T7" style:family="text">
      <style:text-properties fo:font-weight="normal" officeooo:rsid="001ab1bc" style:font-weight-asian="normal" style:font-weight-complex="normal"/>
    </style:style>
    <style:style style:name="T8" style:family="text">
      <style:text-properties fo:font-weight="normal" officeooo:rsid="001bb200" style:font-weight-asian="normal" style:font-weight-complex="normal"/>
    </style:style>
    <style:style style:name="T9" style:family="text">
      <style:text-properties fo:font-weight="normal" officeooo:rsid="001fa27b" style:font-weight-asian="normal" style:font-weight-complex="normal"/>
    </style:style>
    <style:style style:name="T10" style:family="text">
      <style:text-properties fo:font-weight="normal" officeooo:rsid="00256408" style:font-weight-asian="normal" style:font-weight-complex="normal"/>
    </style:style>
    <style:style style:name="T11" style:family="text">
      <style:text-properties fo:font-weight="normal" officeooo:rsid="002be614" style:font-weight-asian="normal" style:font-weight-complex="normal"/>
    </style:style>
    <style:style style:name="T12" style:family="text">
      <style:text-properties fo:font-weight="normal" officeooo:rsid="00368599" style:font-weight-asian="normal" style:font-weight-complex="normal"/>
    </style:style>
    <style:style style:name="T13" style:family="text">
      <style:text-properties fo:font-weight="normal" officeooo:rsid="0038aef7" style:font-weight-asian="normal" style:font-weight-complex="normal"/>
    </style:style>
    <style:style style:name="T14" style:family="text">
      <style:text-properties fo:font-weight="normal" officeooo:rsid="002dfaeb" style:font-weight-asian="normal" style:font-weight-complex="normal"/>
    </style:style>
    <style:style style:name="T15" style:family="text">
      <style:text-properties fo:font-weight="normal" officeooo:rsid="002dd8ef" style:font-weight-asian="normal" style:font-weight-complex="normal"/>
    </style:style>
    <style:style style:name="T16" style:family="text">
      <style:text-properties fo:font-weight="normal" officeooo:rsid="00174d8f" style:language-asian="ja" style:country-asian="JP" style:font-weight-asian="normal" style:font-weight-complex="normal"/>
    </style:style>
    <style:style style:name="T17" style:family="text">
      <style:text-properties fo:font-weight="normal" officeooo:rsid="00174d8f" style:language-asian="ja" style:country-asian="JP" style:font-weight-asian="normal" style:font-weight-complex="normal"/>
    </style:style>
    <style:style style:name="T18" style:family="text">
      <style:text-properties fo:font-weight="normal" officeooo:rsid="0021778b" style:language-asian="ja" style:country-asian="JP" style:font-weight-asian="normal" style:font-weight-complex="normal"/>
    </style:style>
    <style:style style:name="T19" style:family="text">
      <style:text-properties fo:font-weight="normal" officeooo:rsid="0021778b" style:language-asian="ja" style:country-asian="JP" style:font-weight-asian="normal" style:font-weight-complex="normal"/>
    </style:style>
    <style:style style:name="T20" style:family="text">
      <style:text-properties fo:font-weight="normal" officeooo:rsid="00231e06" style:language-asian="ja" style:country-asian="JP" style:font-weight-asian="normal" style:font-weight-complex="normal"/>
    </style:style>
    <style:style style:name="T21" style:family="text">
      <style:text-properties fo:font-weight="normal" officeooo:rsid="00256408" style:language-asian="ja" style:country-asian="JP" style:font-weight-asian="normal" style:font-weight-complex="normal"/>
    </style:style>
    <style:style style:name="T22" style:family="text">
      <style:text-properties fo:font-weight="normal" officeooo:rsid="00256408" style:language-asian="ja" style:country-asian="JP" style:font-weight-asian="normal" style:font-weight-complex="normal"/>
    </style:style>
    <style:style style:name="T23" style:family="text">
      <style:text-properties fo:font-weight="normal" officeooo:rsid="0025fd40" style:language-asian="ja" style:country-asian="JP" style:font-weight-asian="normal" style:font-weight-complex="normal"/>
    </style:style>
    <style:style style:name="T24" style:family="text">
      <style:text-properties fo:font-weight="normal" officeooo:rsid="002dfaeb" style:language-asian="ja" style:country-asian="JP" style:font-weight-asian="normal" style:font-weight-complex="normal"/>
    </style:style>
    <style:style style:name="T25" style:family="text">
      <style:text-properties fo:font-weight="normal" officeooo:rsid="0038bf2d" style:language-asian="ja" style:country-asian="JP" style:font-weight-asian="normal" style:font-weight-complex="normal"/>
    </style:style>
    <style:style style:name="T26" style:family="text">
      <style:text-properties fo:font-weight="normal" officeooo:rsid="0038bf2d" style:language-asian="ja" style:country-asian="JP" style:font-weight-asian="normal" style:font-weight-complex="normal"/>
    </style:style>
    <style:style style:name="T27" style:family="text">
      <style:text-properties fo:font-weight="normal" officeooo:rsid="0038c2e8" style:language-asian="ja" style:country-asian="JP" style:font-weight-asian="normal" style:font-weight-complex="normal"/>
    </style:style>
    <style:style style:name="T28" style:family="text">
      <style:text-properties fo:font-weight="normal" officeooo:rsid="0038c2e8" style:language-asian="ja" style:country-asian="JP" style:font-weight-asian="normal" style:font-weight-complex="normal"/>
    </style:style>
    <style:style style:name="T29" style:family="text">
      <style:text-properties fo:font-weight="normal" officeooo:rsid="0036bb5f" style:language-asian="ja" style:country-asian="JP" style:font-weight-asian="normal" style:font-weight-complex="normal"/>
    </style:style>
    <style:style style:name="T30" style:family="text">
      <style:text-properties fo:font-weight="normal" officeooo:rsid="0036bb5f" style:language-asian="ja" style:country-asian="JP" style:font-weight-asian="normal" style:font-weight-complex="normal"/>
    </style:style>
    <style:style style:name="T31" style:family="text">
      <style:text-properties fo:font-weight="normal" officeooo:rsid="00174d8f" fo:background-color="#00a933" loext:char-shading-value="0" style:font-weight-asian="normal" style:font-weight-complex="normal"/>
    </style:style>
    <style:style style:name="T32" style:family="text">
      <style:text-properties fo:font-weight="normal" officeooo:rsid="00256408" fo:background-color="#00a933" loext:char-shading-value="0" style:font-weight-asian="normal" style:font-weight-complex="normal"/>
    </style:style>
    <style:style style:name="T33" style:family="text">
      <style:text-properties fo:font-weight="normal" officeooo:rsid="0036bb5f" fo:background-color="#00a933" loext:char-shading-value="0" style:font-weight-asian="normal" style:font-weight-complex="normal"/>
    </style:style>
    <style:style style:name="T34" style:family="text">
      <style:text-properties fo:font-weight="normal" officeooo:rsid="0038bf2d" fo:background-color="#00a933" loext:char-shading-value="0" style:language-asian="ja" style:country-asian="JP" style:font-weight-asian="normal" style:font-weight-complex="normal"/>
    </style:style>
    <style:style style:name="T35" style:family="text">
      <style:text-properties fo:font-weight="normal" officeooo:rsid="0038c2e8" fo:background-color="#00a933" loext:char-shading-value="0" style:language-asian="ja" style:country-asian="JP" style:font-weight-asian="normal" style:font-weight-complex="normal"/>
    </style:style>
    <style:style style:name="T36" style:family="text">
      <style:text-properties fo:font-weight="normal" officeooo:rsid="0021778b" fo:background-color="#00a933" loext:char-shading-value="0" style:language-asian="ja" style:country-asian="JP" style:font-weight-asian="normal" style:font-weight-complex="normal"/>
    </style:style>
    <style:style style:name="T37" style:family="text">
      <style:text-properties fo:font-weight="normal" officeooo:rsid="0036bb5f" fo:background-color="#00a933" loext:char-shading-value="0" style:language-asian="ja" style:country-asian="JP" style:font-weight-asian="normal" style:font-weight-complex="normal"/>
    </style:style>
    <style:style style:name="T38" style:family="text">
      <style:text-properties fo:font-weight="normal" officeooo:rsid="00174d8f" fo:background-color="#00a933" loext:char-shading-value="0" style:language-asian="ja" style:country-asian="JP" style:font-weight-asian="normal" style:font-weight-complex="normal"/>
    </style:style>
    <style:style style:name="T39" style:family="text">
      <style:text-properties fo:font-weight="normal" officeooo:rsid="00256408" fo:background-color="#00a933" loext:char-shading-value="0" style:language-asian="ja" style:country-asian="JP" style:font-weight-asian="normal" style:font-weight-complex="normal"/>
    </style:style>
    <style:style style:name="T40" style:family="text">
      <style:text-properties officeooo:rsid="00174d8f"/>
    </style:style>
    <style:style style:name="T41" style:family="text">
      <style:text-properties officeooo:rsid="001fa27b"/>
    </style:style>
    <style:style style:name="T42" style:family="text">
      <style:text-properties officeooo:rsid="00232932"/>
    </style:style>
    <style:style style:name="T43" style:family="text">
      <style:text-properties officeooo:rsid="0027b556"/>
    </style:style>
    <style:style style:name="T44" style:family="text">
      <style:text-properties officeooo:rsid="002aa95a"/>
    </style:style>
    <style:style style:name="T45" style:family="text">
      <style:text-properties officeooo:rsid="002dd8ef"/>
    </style:style>
    <style:style style:name="T46" style:family="text">
      <style:text-properties officeooo:rsid="0036bb5f"/>
    </style:style>
    <style:style style:name="T47" style:family="text">
      <style:text-properties officeooo:rsid="0038aef7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27b556" fo:background-color="transparent" loext:char-shading-value="0"/>
    </style:style>
    <style:style style:name="T50" style:family="text">
      <style:text-properties officeooo:rsid="0027b556" fo:background-color="transparent" loext:char-shading-value="0"/>
    </style:style>
    <style:style style:name="T51" style:family="text">
      <style:text-properties officeooo:rsid="00232932" fo:background-color="transparent" loext:char-shading-value="0"/>
    </style:style>
    <style:style style:name="T52" style:family="text">
      <style:text-properties officeooo:rsid="00232932" fo:background-color="transparent" loext:char-shading-value="0"/>
    </style:style>
    <style:style style:name="T53" style:family="text">
      <style:text-properties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V <text:span text:style-name="T45">31.12.2022</text:span></text:p>
      <text:p text:style-name="P2">Joose Lehtinen</text:p>
      <text:p text:style-name="P2"/>
      <text:p text:style-name="P3">Osoite<text:tab/><text:tab/><text:tab/><text:tab/><text:tab/>Yhteystiedot</text:p>
      <text:p text:style-name="P8"><text:span text:style-name="T53">Arielinkatu 2 B 097 1<text:tab/><text:tab/> <text:s/><text:tab/></text:span><text:a xlink:type="simple" xlink:href="mailto:joshiposti@gmail.com" text:style-name="Internet_20_link" text:visited-style-name="Visited_20_Internet_20_Link"><text:span text:style-name="T53">joshiposti@gmail.com</text:span></text:a></text:p>
      <text:p text:style-name="P10">00540 Helsinki<text:tab/><text:tab/><text:tab/><text:span text:style-name="T1">+358 449896998</text:span></text:p>
      <text:p text:style-name="P11"/>
      <text:p text:style-name="P11"/>
      <text:p text:style-name="P4">Työkokemus</text:p>
      <text:p text:style-name="P4"><text:tab/><text:tab/><text:span text:style-name="T46">Sähköpalvelu Petri Hintsanen, kesä 2022</text:span></text:p>
      <text:p text:style-name="P12"><text:tab/><text:tab/><text:span text:style-name="T45">Automatisoin osan projektien hallintajärjestelmää</text:span></text:p>
      <text:p text:style-name="P4"><text:span text:style-name="T12"><text:tab/><text:tab/></text:span><text:span text:style-name="T15">Autoin tarjouslaskurin rakentamisessa</text:span></text:p>
      <text:p text:style-name="P5"><text:span text:style-name="T2"><text:tab/><text:tab/></text:span>Päivölä Student Innovation Lab, 8.2015-6.2017</text:p>
      <text:p text:style-name="P13"><text:tab/><text:tab/>Ohjelmoija (12 tuntia/viikko)</text:p>
      <text:p text:style-name="P5"><text:span text:style-name="T2"><text:tab/><text:tab/>html/javascript </text:span><text:span text:style-name="T4">(useissa eri projekteissa)</text:span></text:p>
      <text:p text:style-name="P5"><text:span text:style-name="T4"><text:tab/><text:tab/></text:span><text:span text:style-name="T41">Päivölän opisto, 29.6.2018-26.8.2018</text:span></text:p>
      <text:p text:style-name="P5"><text:span text:style-name="T2"><text:tab/><text:tab/></text:span><text:span text:style-name="T9">tietotekniikan apuopettaja</text:span></text:p>
      <text:p text:style-name="P13"/>
      <text:p text:style-name="P5">Opiskelu</text:p>
      <text:p text:style-name="P4"><text:tab/><text:tab/><text:span text:style-name="T40">Aalto-yliopisto 7.2017-5.2018, 7.2019-</text:span></text:p>
      <text:p text:style-name="P4"><text:span text:style-name="T2"><text:tab/><text:tab/></text:span><text:span text:style-name="T3">Tietotekniikka (</text:span><text:span text:style-name="T25">225</text:span><text:span text:style-name="T18"> </text:span><text:span text:style-name="T3">op</text:span><text:span text:style-name="T16"> </text:span><text:span text:style-name="T21">arvosteltu</text:span><text:span text:style-name="T18">, </text:span><text:span text:style-name="T21">keskiarvo</text:span><text:span text:style-name="T18"> </text:span><text:span text:style-name="T27">3.89</text:span><text:span text:style-name="T18"> </text:span><text:span text:style-name="T21">(</text:span><text:span text:style-name="T18">3</text:span><text:span text:style-name="T29">1</text:span><text:span text:style-name="T18">.12</text:span><text:span text:style-name="T16">.20</text:span><text:span text:style-name="T21">2</text:span><text:span text:style-name="T29">2</text:span><text:span text:style-name="T3">)</text:span></text:p>
      <text:p text:style-name="P14"/>
      <text:p text:style-name="P5"><text:span text:style-name="T3"><text:tab/><text:tab/></text:span><text:span text:style-name="T40">Päivölän kansanopisto, 6.2015-6.2017</text:span></text:p>
      <text:p text:style-name="P5"><text:tab/><text:tab/><text:span text:style-name="T3">Matematiikka- ja ohjelmointipainoitteinen lukiolinja</text:span></text:p>
      <text:p text:style-name="P14"/>
      <text:p text:style-name="P6">Saavutukset</text:p>
      <text:p text:style-name="P6"><text:tab/><text:tab/><text:span text:style-name="T2">2 osallistumista kansainvälisissä matematiikkaolymppialaisissa, toisella</text:span></text:p>
      <text:p text:style-name="P15"><text:tab/><text:tab/>kunniamaininta</text:p>
      <text:p text:style-name="P15"><text:tab/><text:tab/>Finaalipaikka kahdesti lukion kansallisissa matematiikkakilpailuissa, kerran</text:p>
      <text:p text:style-name="P15"><text:tab/><text:tab/>tietotekniikkakilpailuissa</text:p>
      <text:p text:style-name="P15"/>
      <text:p text:style-name="P7">Ohjelmointikielet</text:p>
      <text:p text:style-name="P7"><text:tab/><text:tab/><text:span text:style-name="T2">Javascript – Useita sekä työ- että vapaa-ajan projekteja, </text:span><text:span text:style-name="T7">software project 1 ja 2- <text:tab/><text:tab/><text:tab/><text:tab/>kurssit</text:span><text:span text:style-name="T8">, </text:span><text:span text:style-name="T11">menossa oleva helsingin yliopiston fullstack-kurssi.</text:span></text:p>
      <text:p text:style-name="P7"><text:span text:style-name="T2"><text:tab/><text:tab/>Python – Vapaa-ajan projekteja, </text:span><text:span text:style-name="T8">muutama yliopistokurssi</text:span><text:span text:style-name="T2"> ja </text:span><text:span text:style-name="T5">Tutki-Kokeile-Kehitä <text:tab/><text:tab/><text:tab/>kilpailuun osallistunut työ.</text:span></text:p>
      <text:p text:style-name="P16"><text:tab/><text:tab/>Scala – yliopisto-opinnot, mukaan lukien 4op projekti ja Data structures and <text:tab/><text:tab/><text:tab/><text:tab/>Algorithms- kurssi.</text:p>
      <text:p text:style-name="P7"><text:span text:style-name="T2"><text:tab/><text:tab/></text:span><text:span text:style-name="T5">C++ – Computer Graphics- </text:span><text:span text:style-name="T6">ja Advanced Computer graphics- </text:span><text:span text:style-name="T5">kurssi</text:span><text:span text:style-name="T6">t</text:span></text:p>
      <text:p text:style-name="P7"><text:span text:style-name="T6"><text:tab/><text:tab/></text:span><text:span text:style-name="T18">Lua – </text:span><text:span text:style-name="T23">2 </text:span><text:span text:style-name="T18">Tales of Maj-Eyal -addon</text:span><text:span text:style-name="T23">ia</text:span></text:p>
      <text:p text:style-name="P15"/>
      <text:p text:style-name="P7">Harrastukset</text:p>
      <text:p text:style-name="P9"><text:span text:style-name="T53"><text:tab/><text:tab/>Tietokonepelit, ohjelmointi </text:span><text:span text:style-name="T50">(viimeaikaisia projekteja: </text:span><text:a xlink:type="simple" xlink:href="https://github.com/joshimasta" text:style-name="Internet_20_link" text:visited-style-name="Visited_20_Internet_20_Link"><text:span text:style-name="T50">https://github.com/joshimasta</text:span></text:a><text:span text:style-name="T50">)</text:span><text:span text:style-name="T53">, <text:tab/><text:tab/>pianonsoitto, </text:span><text:span text:style-name="T52">pyöräi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52:18.024000000</meta:creation-date>
    <dc:date>2022-12-31T16:13:12.665000000</dc:date>
    <meta:editing-duration>P1DT4H41M47S</meta:editing-duration>
    <meta:editing-cycles>11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32" meta:word-count="141" meta:character-count="1476" meta:non-whitespace-character-count="1295"/>
  </office:meta>
</office:document-meta>
</file>